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8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81cm" fo:min-width="2.201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5cm" svg:height="2cm" svg:x="1cm" svg:y="5.999cm">
          <text:p text:style-name="P1">ClientValue ‚foo‘<text:line-break/>numb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19cm" svg:height="2cm" svg:x="1cm" svg:y="9.9cm">
          <text:p text:style-name="P1">rpc-websocket client</text:p>
          <text:p text:style-name="P1">‚multiplexer‘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9" draw:id="id9" draw:layer="layout" svg:width="4cm" svg:height="2cm" svg:x="8.5cm" svg:y="12.999cm">
          <text:p text:style-name="P1">http<text:line-break/>webso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5cm" svg:height="2cm" svg:x="15cm" svg:y="5.999cm">
          <text:p text:style-name="P1">ClientValue ‚bar‘<text:line-break/>js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5cm" svg:height="2cm" svg:x="8cm" svg:y="5.999cm">
          <text:p text:style-name="P1">ClientValue ‚...‘<text:line-break/>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19cm" svg:height="2cm" svg:x="1cm" svg:y="16cm">
          <text:p text:style-name="P1">rpc-websocket server 0.0.0.0:1234</text:p>
          <text:p text:style-name="P1">‚multiplexer‘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5cm" svg:height="2cm" svg:x="1cm" svg:y="19.999cm">
          <text:p text:style-name="P1">ServerValue ‚foo‘<text:line-break/>numb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5cm" svg:height="2cm" svg:x="15cm" svg:y="19.999cm">
          <text:p text:style-name="P1">ServerValue ‚bar‘<text:line-break/>js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5cm" svg:height="2cm" svg:x="8cm" svg:y="19.999cm">
          <text:p text:style-name="P1">ServerValue ‚...‘<text:line-break/>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2.7cm" svg:height="1.2cm" svg:x="11cm" svg:y="23cm">
          <text:p text:style-name="P1">Mode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10" draw:id="id10" draw:layer="layout" svg:width="2.7cm" svg:height="1.2cm" svg:x="11cm" svg:y="3.7cm">
          <text:p text:style-name="P1">Prox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3" draw:layer="layout" draw:type="line" svg:x1="3.5cm" svg:y1="19.999cm" svg:x2="10.5cm" svg:y2="18cm" draw:start-shape="id1" draw:start-glue-point="4" draw:end-shape="id2" draw:end-glue-point="6" svg:d="M3500 19999l7000-1999" svg:viewBox="0 0 7001 2000">
          <text:p/>
        </draw:connector>
        <draw:connector draw:style-name="gr5" draw:text-style-name="P3" draw:layer="layout" draw:type="line" svg:x1="10.5cm" svg:y1="19.999cm" svg:x2="10.5cm" svg:y2="18cm" draw:start-shape="id3" draw:start-glue-point="4" draw:end-shape="id2" draw:end-glue-point="6" svg:d="M10500 19999v-1999" svg:viewBox="0 0 1 2000">
          <text:p/>
        </draw:connector>
        <draw:connector draw:style-name="gr5" draw:text-style-name="P3" draw:layer="layout" draw:type="line" svg:x1="17.5cm" svg:y1="19.999cm" svg:x2="10.5cm" svg:y2="18cm" draw:start-shape="id4" draw:start-glue-point="4" draw:end-shape="id2" draw:end-glue-point="6" svg:d="M17500 19999l-7000-1999" svg:viewBox="0 0 7001 2000">
          <text:p/>
        </draw:connector>
        <draw:connector draw:style-name="gr5" draw:text-style-name="P3" draw:layer="layout" draw:type="line" svg:x1="3.5cm" svg:y1="7.999cm" svg:x2="10.5cm" svg:y2="9.9cm" draw:start-shape="id5" draw:start-glue-point="6" draw:end-shape="id6" draw:end-glue-point="4" svg:d="M3500 7999l7000 1901" svg:viewBox="0 0 7001 1902">
          <text:p/>
        </draw:connector>
        <draw:connector draw:style-name="gr5" draw:text-style-name="P3" draw:layer="layout" draw:type="line" svg:x1="10.5cm" svg:y1="7.999cm" svg:x2="10.5cm" svg:y2="9.9cm" draw:start-shape="id7" draw:start-glue-point="6" draw:end-shape="id6" draw:end-glue-point="4" svg:d="M10500 7999v1901" svg:viewBox="0 0 1 1902">
          <text:p/>
        </draw:connector>
        <draw:connector draw:style-name="gr5" draw:text-style-name="P3" draw:layer="layout" draw:type="line" svg:x1="17.5cm" svg:y1="7.999cm" svg:x2="10.5cm" svg:y2="9.9cm" draw:start-shape="id8" draw:start-glue-point="6" draw:end-shape="id6" draw:end-glue-point="4" svg:d="M17500 7999l-7000 1901" svg:viewBox="0 0 7001 1902">
          <text:p/>
        </draw:connector>
        <draw:connector draw:style-name="gr5" draw:text-style-name="P3" draw:layer="layout" draw:type="line" svg:x1="10.5cm" svg:y1="12.999cm" svg:x2="10.5cm" svg:y2="11.9cm" draw:start-shape="id9" draw:start-glue-point="4" draw:end-shape="id6" draw:end-glue-point="6" svg:d="M10500 12999v-1099" svg:viewBox="0 0 1 1100">
          <text:p/>
        </draw:connector>
        <draw:connector draw:style-name="gr5" draw:text-style-name="P3" draw:layer="layout" draw:type="line" svg:x1="10.5cm" svg:y1="16cm" svg:x2="10.5cm" svg:y2="14.999cm" draw:start-shape="id2" draw:start-glue-point="4" draw:end-shape="id9" draw:end-glue-point="6" svg:d="M10500 16000v-1001" svg:viewBox="0 0 1 1002">
          <text:p/>
        </draw:connector>
        <draw:connector draw:style-name="gr6" draw:text-style-name="P3" draw:layer="layout" draw:type="line" svg:x1="11cm" svg:y1="4.3cm" svg:x2="3.5cm" svg:y2="5.999cm" draw:start-shape="id10" draw:start-glue-point="5" draw:end-shape="id5" draw:end-glue-point="4" svg:d="M11000 4300l-7500 1699" svg:viewBox="0 0 7501 1700">
          <text:p/>
        </draw:connector>
        <draw:line draw:style-name="gr6" draw:text-style-name="P3" draw:layer="layout" svg:x1="13.7cm" svg:y1="4.3cm" svg:x2="17.5cm" svg:y2="6cm">
          <text:p/>
        </draw:line>
        <draw:connector draw:style-name="gr6" draw:text-style-name="P3" draw:layer="layout" draw:type="line" svg:x1="12.35cm" svg:y1="4.9cm" svg:x2="10.5cm" svg:y2="5.999cm" draw:start-shape="id10" draw:start-glue-point="6" draw:end-shape="id7" draw:end-glue-point="4" svg:d="M12350 4900l-1850 1099" svg:viewBox="0 0 1851 1100">
          <text:p/>
        </draw:connector>
        <draw:line draw:style-name="gr6" draw:text-style-name="P3" draw:layer="layout" svg:x1="11cm" svg:y1="23.6cm" svg:x2="3.6cm" svg:y2="22.1cm">
          <text:p/>
        </draw:line>
        <draw:line draw:style-name="gr6" draw:text-style-name="P3" draw:layer="layout" svg:x1="12.3cm" svg:y1="23cm" svg:x2="10.5cm" svg:y2="22.1cm">
          <text:p/>
        </draw:line>
        <draw:line draw:style-name="gr6" draw:text-style-name="P3" draw:layer="layout" svg:x1="13.7cm" svg:y1="23.6cm" svg:x2="17.5cm" svg:y2="2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0:50:54.195937042</meta:creation-date>
    <dc:date>2020-06-01T11:12:15.435885289</dc:date>
    <meta:editing-duration>PT26S</meta:editing-duration>
    <meta:editing-cycles>1</meta:editing-cycles>
    <meta:document-statistic meta:object-count="25"/>
    <meta:generator>LibreOffice/6.4.3.2$Linux_X86_64 LibreOffice_project/40$Build-2</meta:generator>
  </office:meta>
</office:document-meta>
</file>